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erver blocks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3.289cm" svg:height="1.824cm" svg:x="2.748cm" svg:y="4.238cm">
          <text:p text:style-name="P1"><text:span text:style-name="T1">client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3cm" svg:height="2.028cm" svg:x="2.851cm" svg:y="7.63cm">
          <text:p text:style-name="P1"><text:span text:style-name="T1">client 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11cm" svg:height="1.463cm" svg:x="8.742cm" svg:y="8.551cm">
          <text:p text:style-name="P1">netconf-subsystem-pro</text:p>
          <draw:enhanced-geometry svg:viewBox="0 0 21600 21600" draw:type="rectangle" draw:enhanced-path="M 0 0 L 21600 0 21600 21600 0 21600 0 0 Z N"/>
        </draw:custom-shape>
        <draw:line draw:style-name="gr3" draw:layer="layout" svg:x1="6.139cm" svg:y1="5.214cm" svg:x2="9.813cm" svg:y2="5.258cm">
          <text:p/>
        </draw:line>
        <draw:line draw:style-name="gr3" draw:layer="layout" svg:x1="6.216cm" svg:y1="8.503cm" svg:x2="9.646cm" svg:y2="5.928cm">
          <text:p/>
        </draw:line>
        <draw:frame draw:style-name="gr4" draw:text-style-name="P3" draw:layer="layout" svg:width="14.65cm" svg:height="1.775cm" svg:x="5.263cm" svg:y="1.549cm">
          <draw:text-box>
            <text:p><text:span text:style-name="T2">NETCONF Server IO Loop</text:span></text:p>
          </draw:text-box>
        </draw:frame>
        <draw:custom-shape draw:style-name="gr5" draw:text-style-name="P1" draw:layer="layout" svg:width="4.444cm" svg:height="2.568cm" svg:x="9.862cm" svg:y="3.779cm">
          <text:p text:style-name="P1">SSH2<text:line-break/>serve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64cm" svg:height="0.927cm" svg:x="12.627cm" svg:y="6.731cm">
          <draw:text-box>
            <text:p><text:span text:style-name="T1">AF_LOCAL socket</text:span></text:p>
          </draw:text-box>
        </draw:frame>
        <draw:custom-shape draw:style-name="gr6" draw:text-style-name="P1" draw:layer="layout" svg:width="0.636cm" svg:height="1.909cm" svg:x="11.689cm" svg:y="6.4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636cm" svg:height="3.215cm" svg:x="11.991cm" svg:y="10.21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layer="layout" svg:x1="2.713cm" svg:y1="12.459cm" svg:x2="22.239cm" svg:y2="12.526cm">
          <text:p/>
        </draw:line>
        <draw:custom-shape draw:style-name="gr2" draw:text-style-name="P1" draw:layer="layout" svg:width="4.252cm" svg:height="1.126cm" svg:x="10.451cm" svg:y="13.476cm">
          <text:p text:style-name="P1">sele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2cm" svg:height="1.126cm" svg:x="10.518cm" svg:y="16.122cm">
          <text:p text:style-name="P1">ses_msg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16cm" svg:height="2.298cm" svg:x="18.521cm" svg:y="13.51cm">
          <text:p text:style-name="P1"><text:span text:style-name="T3">check exit</text:span><text:span text:style-name="T3"><text:line-break/></text:span><text:span text:style-name="T3">send notif.</text:span></text:p>
          <draw:enhanced-geometry svg:viewBox="0 0 21600 21600" draw:type="rectangle" draw:enhanced-path="M 0 0 L 21600 0 21600 21600 0 21600 0 0 Z N"/>
        </draw:custom-shape>
        <draw:line draw:style-name="gr8" draw:layer="layout" svg:x1="12.392cm" svg:y1="14.636cm" svg:x2="12.459cm" svg:y2="16.076cm">
          <text:p/>
        </draw:line>
        <draw:frame draw:style-name="gr4" draw:text-style-name="P6" draw:layer="layout" svg:width="4.685cm" svg:height="1.013cm" svg:x="7.37cm" svg:y="14.804cm">
          <draw:text-box>
            <text:p><text:span text:style-name="T3">IO for session N</text:span></text:p>
          </draw:text-box>
        </draw:frame>
        <draw:line draw:style-name="gr8" draw:layer="layout" svg:x1="14.871cm" svg:y1="16.745cm" svg:x2="18.387cm" svg:y2="15.372cm">
          <text:p/>
        </draw:line>
        <draw:line draw:style-name="gr8" draw:layer="layout" svg:x1="14.703cm" svg:y1="13.966cm" svg:x2="18.555cm" svg:y2="13.999cm">
          <text:p/>
        </draw:line>
        <draw:line draw:style-name="gr8" draw:layer="layout" svg:x1="18.454cm" svg:y1="14.401cm" svg:x2="14.67cm" svg:y2="14.401cm">
          <text:p/>
        </draw:line>
        <draw:frame draw:style-name="gr9" draw:text-style-name="P4" draw:layer="layout" svg:width="2.225cm" svg:height="0.961cm" svg:x="14.669cm" svg:y="12.894cm">
          <draw:text-box>
            <text:p><text:span text:style-name="T1">timeout</text:span></text:p>
          </draw:text-box>
        </draw:frame>
        <draw:frame draw:style-name="gr4" draw:text-style-name="P7" draw:layer="layout" svg:width="3.47cm" svg:height="1.267cm" svg:x="3.05cm" svg:y="12.795cm">
          <draw:text-box>
            <text:p><text:span text:style-name="T4">netconfd</text:span></text:p>
          </draw:text-box>
        </draw:frame>
        <draw:custom-shape draw:style-name="gr2" draw:text-style-name="P1" draw:layer="layout" svg:width="4.252cm" svg:height="1.126cm" svg:x="3.586cm" svg:y="16.222cm">
          <text:p text:style-name="P1">agt_ses</text:p>
          <draw:enhanced-geometry svg:viewBox="0 0 21600 21600" draw:type="rectangle" draw:enhanced-path="M 0 0 L 21600 0 21600 21600 0 21600 0 0 Z N"/>
        </draw:custom-shape>
        <draw:line draw:style-name="gr8" draw:layer="layout" svg:x1="10.45cm" svg:y1="16.712cm" svg:x2="7.938cm" svg:y2="16.77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1.049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0.797cm" svg:height="0.857cm" svg:x="18.252cm" svg:y="24.667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ETCONF Agenda</dc:title>
    <meta:initial-creator>ABB</meta:initial-creator>
    <meta:creation-date>1996-03-04T22:05:50</meta:creation-date>
    <dc:date>2012-10-17T14:03:18</dc:date>
    <meta:print-date>2000-12-09T21:37:10</meta:print-date>
    <meta:editing-cycles>620</meta:editing-cycles>
    <meta:editing-duration>P8DT13H43M38S</meta:editing-duration>
    <meta:generator>LibreOffice/3.5$Linux_X86_64 LibreOffice_project/350m1$Build-2</meta:generator>
    <dc:creator>Andy 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